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Amiri" fo:font-size="10pt" officeooo:rsid="00077917" officeooo:paragraph-rsid="00077917" style:font-size-asian="8.75pt" style:font-size-complex="10pt"/>
    </style:style>
    <style:style style:name="P2" style:family="paragraph" style:parent-style-name="Standard">
      <style:paragraph-properties fo:text-align="center" style:justify-single-word="false"/>
      <style:text-properties style:font-name="Amiri" fo:font-size="10pt" officeooo:rsid="00077917" officeooo:paragraph-rsid="00077917" style:font-size-asian="8.75pt" style:font-size-complex="10pt"/>
    </style:style>
    <style:style style:name="P3" style:family="paragraph" style:parent-style-name="Standard">
      <style:paragraph-properties fo:text-align="center" style:justify-single-word="false"/>
      <style:text-properties style:font-name="Amiri" fo:font-size="10pt" fo:font-style="italic" officeooo:rsid="00077917" officeooo:paragraph-rsid="00077917" style:font-size-asian="8.75pt" style:font-style-asian="italic" style:font-size-complex="10pt" style:font-style-complex="italic"/>
    </style:style>
    <style:style style:name="P4" style:family="paragraph" style:parent-style-name="Standard">
      <style:paragraph-properties fo:text-align="center" style:justify-single-word="false"/>
      <style:text-properties style:font-name="Amiri" fo:font-size="10pt" fo:font-style="italic" fo:font-weight="bold" officeooo:rsid="000befff" officeooo:paragraph-rsid="000befff" style:font-size-asian="8.75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ext-properties style:font-name="Amiri" fo:font-size="10pt" fo:font-style="italic" fo:font-weight="bold" officeooo:rsid="000edd4a" officeooo:paragraph-rsid="000edd4a" style:font-size-asian="8.75pt" style:font-style-asian="italic" style:font-weight-asian="bold" style:font-size-complex="10pt" style:font-style-complex="italic" style:font-weight-complex="bold"/>
    </style:style>
    <style:style style:name="P6" style:family="paragraph" style:parent-style-name="Standard">
      <style:paragraph-properties fo:text-align="start" style:justify-single-word="false"/>
      <style:text-properties style:font-name="Amiri" fo:font-size="10pt" fo:font-style="normal" officeooo:rsid="000befff" officeooo:paragraph-rsid="000befff" style:font-size-asian="8.75pt" style:font-style-asian="normal" style:font-size-complex="10pt" style:font-style-complex="normal"/>
    </style:style>
    <style:style style:name="P7" style:family="paragraph" style:parent-style-name="Standard">
      <style:paragraph-properties fo:text-align="start" style:justify-single-word="false"/>
      <style:text-properties style:font-name="Amiri" fo:font-size="10pt" fo:font-style="normal" officeooo:rsid="000befff" officeooo:paragraph-rsid="000befff" style:font-size-asian="8.75pt" style:font-style-asian="normal" style:font-size-complex="10pt" style:font-style-complex="normal"/>
    </style:style>
    <style:style style:name="T1" style:family="text">
      <style:text-properties officeooo:rsid="0008f62d"/>
    </style:style>
    <style:style style:name="T2" style:family="text">
      <style:text-properties officeooo:rsid="000f4255"/>
    </style:style>
    <style:style style:name="T3" style:family="text">
      <style:text-properties officeooo:rsid="00118757"/>
    </style:style>
    <style:style style:name="T4" style:family="text">
      <style:text-properties officeooo:rsid="001280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Words of this World</text:p>
      <text:p text:style-name="P1"/>
      <text:p text:style-name="P3">The <text:span text:style-name="T3">blind </text:span>old potter sat at his wheel and began to pedal clay <text:span text:style-name="T3">on</text:span> slate. As he pedaled, his feeble fingers molded their shape, without reason or guidance. The potter <text:span text:style-name="T1">felt the curve of a bowl, its base perfect and its rim thin. He blinked his clouded eyes, and the potter felt the bowl fill with color and light, with stars and worlds and galaxies. The blind man’s hands stirred the color and the light, the stars and worlds and galaxies, and he grasped each and lifted them to his ears. He listened to their powers. He moved them to his nose, and he smelled their motions. He placed them on his tongue, and he tasted their songs. He held them to his clouded eyes, and he saw their beauty, and he cried. Four tears fell into the bowl, and these tears found their place in the universe.</text:span></text:p>
      <text:p text:style-name="P3"/>
      <text:p text:style-name="P4">The Story of Imagination</text:p>
      <text:p text:style-name="P6">A tall figure, dark of skin and thin of frame, stepped from the bowl. <text:span text:style-name="T4">I</text:span>ts toes bur<text:span text:style-name="T4">ied</text:span> into the sand of the place that knew no light. The figure breathed in the empty air, devoid of time or personality. Patterns glowed and traced themselves across the dark skin of the being, silhouetted by the swirling light of the waters of the universe. Others stepped from the bowl behind the figure, each their own—yet <text:span text:style-name="T4">each</text:span> the same as the first. The first shared with the others its knowledge and its desires, and each decided freely as one. All but the first gave themselves to the sand and rock, to the stars and the <text:span text:style-name="T2">endless deep waters. From their life came all else. Rock gave to grasses, grasses gave to trees and flowers. Water swirled and knew fish, air whistled with the sounds of birds.</text:span></text:p>
      <text:p text:style-name="P6"/>
      <text:p text:style-name="P5">Book of the Waith</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4:26:05.670811723</meta:creation-date>
    <dc:date>2020-04-03T19:14:52.411480372</dc:date>
    <meta:editing-duration>PT21H59M39S</meta:editing-duration>
    <meta:editing-cycles>5</meta:editing-cycles>
    <meta:generator>LibreOffice/6.0.7.3$Linux_X86_64 LibreOffice_project/00m0$Build-3</meta:generator>
    <meta:document-statistic meta:table-count="0" meta:image-count="0" meta:object-count="0" meta:page-count="1" meta:paragraph-count="5" meta:word-count="305" meta:character-count="1631" meta:non-whitespace-character-count="1332"/>
  </office:meta>
</office:document-meta>
</file>